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3f2a7" officeooo:paragraph-rsid="00157aba"/>
    </style:style>
    <style:style style:name="P2" style:family="paragraph" style:parent-style-name="Text_20_body">
      <style:paragraph-properties fo:margin-left="0cm" fo:margin-right="0cm" fo:text-indent="0cm" style:auto-text-indent="false" style:shadow="none"/>
      <style:text-properties fo:font-weight="bold" officeooo:rsid="0011a2e6" officeooo:paragraph-rsid="0011a2e6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43eee" officeooo:paragraph-rsid="00143eee"/>
    </style:style>
    <style:style style:name="P4" style:family="paragraph" style:parent-style-name="Text_20_body">
      <style:paragraph-properties fo:margin-left="0cm" fo:margin-right="0cm" fo:text-indent="0cm" style:auto-text-indent="false" style:shadow="none"/>
      <style:text-properties fo:font-style="normal" fo:font-weight="normal" officeooo:rsid="0011a2e6" officeooo:paragraph-rsid="0011a2e6"/>
    </style:style>
    <style:style style:name="P5" style:family="paragraph" style:parent-style-name="Text_20_body">
      <style:paragraph-properties style:shadow="none"/>
      <style:text-properties fo:color="#666666" loext:opacity="100%" fo:font-weight="bold" officeooo:rsid="0013023f" officeooo:paragraph-rsid="0013023f"/>
    </style:style>
    <style:style style:name="P6" style:family="paragraph" style:parent-style-name="Text_20_body">
      <style:paragraph-properties style:shadow="none"/>
      <style:text-properties fo:color="#666666" loext:opacity="100%" fo:font-weight="bold" officeooo:rsid="0011a2e6" officeooo:paragraph-rsid="0011a2e6"/>
    </style:style>
    <style:style style:name="P7" style:family="paragraph" style:parent-style-name="Text_20_body">
      <style:paragraph-properties style:shadow="none"/>
      <style:text-properties fo:color="#666666" loext:opacity="100%" fo:font-weight="bold" officeooo:rsid="0011a2e6" officeooo:paragraph-rsid="0013023f"/>
    </style:style>
    <style:style style:name="P8" style:family="paragraph" style:parent-style-name="Text_20_body">
      <style:paragraph-properties fo:break-before="column" style:shadow="none"/>
      <style:text-properties fo:font-weight="normal" officeooo:rsid="0012c7d2" officeooo:paragraph-rsid="0012c7d2"/>
    </style:style>
    <style:style style:name="P9" style:family="paragraph" style:parent-style-name="Heading_20_1">
      <style:paragraph-properties style:shadow="none"/>
      <style:text-properties style:font-name="Liberation Sans" fo:font-size="18.2000007629395pt" fo:font-weight="bold" officeooo:rsid="0011a2e6" officeooo:paragraph-rsid="0011a2e6"/>
    </style:style>
    <style:style style:name="P10" style:family="paragraph" style:parent-style-name="Heading_20_3">
      <style:paragraph-properties fo:break-before="column" fo:padding="0.051cm" fo:border-left="none" fo:border-right="none" fo:border-top="0.06pt solid #000000" fo:border-bottom="0.06pt solid #000000" style:shadow="none"/>
      <style:text-properties fo:color="#808080" loext:opacity="100%" style:font-name="Liberation Sans" fo:font-size="14pt" fo:font-weight="bold" officeooo:rsid="0011a2e6" officeooo:paragraph-rsid="0011a2e6"/>
    </style:style>
    <style:style style:name="P11" style:family="paragraph" style:parent-style-name="Heading_20_3">
      <style:paragraph-properties fo:padding="0.051cm" fo:border-left="none" fo:border-right="none" fo:border-top="0.06pt solid #000000" fo:border-bottom="0.06pt solid #000000" style:shadow="none"/>
    </style:style>
    <style:style style:name="P12" style:family="paragraph" style:parent-style-name="Heading_20_3">
      <style:paragraph-properties fo:padding="0.051cm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3" style:family="paragraph" style:parent-style-name="Text_20_body" style:list-style-name="L1">
      <style:paragraph-properties style:shadow="none"/>
      <style:text-properties fo:font-weight="normal" officeooo:rsid="0013f2a7" officeooo:paragraph-rsid="0013f2a7"/>
    </style:style>
    <style:style style:name="P14" style:family="paragraph" style:parent-style-name="Text_20_body" style:list-style-name="L1">
      <style:paragraph-properties style:shadow="none"/>
      <style:text-properties fo:font-weight="normal" officeooo:rsid="00143eee" officeooo:paragraph-rsid="00143eee"/>
    </style:style>
    <style:style style:name="P15" style:family="paragraph" style:parent-style-name="Text_20_body" style:list-style-name="L1">
      <style:paragraph-properties style:shadow="none"/>
      <style:text-properties fo:font-weight="normal" officeooo:rsid="0016e4a2" officeooo:paragraph-rsid="0016e4a2"/>
    </style:style>
    <style:style style:name="P16" style:family="paragraph" style:parent-style-name="Text_20_body" style:list-style-name="L1">
      <style:paragraph-properties style:shadow="none"/>
      <style:text-properties fo:font-weight="normal" officeooo:rsid="0016e4a2" officeooo:paragraph-rsid="00185f06"/>
    </style:style>
    <style:style style:name="P17" style:family="paragraph" style:parent-style-name="Text_20_body" style:list-style-name="L1">
      <style:paragraph-properties style:shadow="none"/>
      <style:text-properties fo:font-weight="normal" officeooo:rsid="00185f06" officeooo:paragraph-rsid="00185f06"/>
    </style:style>
    <style:style style:name="P18" style:family="paragraph" style:parent-style-name="Text_20_body" style:list-style-name="L2">
      <style:paragraph-properties style:shadow="none"/>
      <style:text-properties officeooo:paragraph-rsid="0017273a"/>
    </style:style>
    <style:style style:name="P19" style:family="paragraph" style:parent-style-name="Text_20_body" style:list-style-name="L2">
      <style:paragraph-properties style:shadow="none"/>
      <style:text-properties officeooo:rsid="001f5746" officeooo:paragraph-rsid="001f5746"/>
    </style:style>
    <style:style style:name="P20" style:family="paragraph" style:parent-style-name="Text_20_body">
      <style:paragraph-properties fo:break-before="column" style:shadow="none"/>
      <style:text-properties fo:font-weight="normal" officeooo:rsid="0016e4a2" officeooo:paragraph-rsid="0016e4a2"/>
    </style:style>
    <style:style style:name="P21" style:family="paragraph" style:parent-style-name="Text_20_body">
      <style:paragraph-properties fo:break-before="column" style:shadow="none"/>
      <style:text-properties fo:font-weight="normal" officeooo:rsid="0016e4a2" officeooo:paragraph-rsid="00185f06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shadow="none"/>
      <style:text-properties fo:font-weight="bold" officeooo:rsid="00143eee" officeooo:paragraph-rsid="00185f06"/>
    </style:style>
    <style:style style:name="T1" style:family="text">
      <style:text-properties fo:font-weight="normal" officeooo:rsid="0011a2e6"/>
    </style:style>
    <style:style style:name="T2" style:family="text">
      <style:text-properties officeooo:rsid="00157aba"/>
    </style:style>
    <style:style style:name="T3" style:family="text">
      <style:text-properties fo:font-style="normal" fo:font-weight="normal"/>
    </style:style>
    <style:style style:name="T4" style:family="text">
      <style:text-properties fo:font-style="normal" fo:font-weight="normal" officeooo:rsid="0017273a"/>
    </style:style>
    <style:style style:name="T5" style:family="text">
      <style:text-properties officeooo:rsid="0011a2e6"/>
    </style:style>
    <style:style style:name="T6" style:family="text">
      <style:text-properties fo:color="#808080" loext:opacity="100%" style:font-name="Liberation Sans" fo:font-size="14pt" fo:font-weight="bold" officeooo:rsid="0011a2e6"/>
    </style:style>
    <style:style style:name="T7" style:family="text">
      <style:text-properties officeooo:rsid="0012c7d2"/>
    </style:style>
    <style:style style:name="T8" style:family="text">
      <style:text-properties officeooo:rsid="0016e4a2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cm" fo:end-indent="0cm"/>
          <style:column style:rel-width="2174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Diógenes Leal Ferraz Silva</text:h>
      <text:p text:style-name="P7">Rua do Caruru, bairro Areia Branca, Petrolina-PE.</text:p>
      <text:p text:style-name="P5"><text:span text:style-name="T5">Contato: </text:span>(0<text:span text:style-name="T5">87</text:span>) <text:span text:style-name="T5">98167-7239</text:span></text:p>
      <text:p text:style-name="P6">Email: <text:a xlink:type="simple" xlink:href="mailto:diogenesferraz10@hotmail.com" text:style-name="Internet_20_link" text:visited-style-name="Visited_20_Internet_20_Link">diogenesferraz10@hotmail.com</text:a></text:p>
      <text:p text:style-name="P6">Nascimento: 20/02/1995</text:p>
      <text:p text:style-name="P6">Naturalidade: Recife-PE.</text:p>
      <text:h text:style-name="P10" text:outline-level="3">Formação</text:h>
      <text:p text:style-name="P2"><text:span text:style-name="T4">C</text:span><text:span text:style-name="T3">urso superior (completo) – Ciência da Computação (FACAPE), 2017.</text:span></text:p>
      <text:p text:style-name="P4">Ensino médio e fundamental – Colégio Diocesano Dom Bosco, 2012.</text:p>
      <text:h text:style-name="P12" text:outline-level="3">Experienc<text:span text:style-name="T6">ias anteriores</text:span></text:h>
      <text:section text:style-name="Sect1" text:name="Section1">
        <text:p text:style-name="P1"><text:span text:style-name="T5">Membro da Comissão Organizadora do evento acadêmico de Ciência da Comutação, E-Info </text:span><text:span text:style-name="T7">(Informal)</text:span><text:line-break/><text:span text:style-name="T1">Faculdade de Ciências Aplicadas e Sociais de Petrolina, FACAPE.</text:span></text:p>
        <text:p text:style-name="P8">Setembro 2014 – Outubro 2014</text:p>
      </text:section>
      <text:list xml:id="list3203491148" text:style-name="L1">
        <text:list-item>
          <text:p text:style-name="P13"><text:s/><text:span text:style-name="T7">Transporte de materiais</text:span></text:p>
        </text:list-item>
        <text:list-item>
          <text:p text:style-name="P14">Organização de espaços</text:p>
        </text:list-item>
      </text:list>
      <text:section text:style-name="Sect1" text:name="Section2">
        <text:p text:style-name="P3">Projeto de extensão Lixo Eletrônico (Informal)<text:span text:style-name="T2"><text:line-break/></text:span><text:span text:style-name="T1">Faculdade de Ciências Aplicadas e Sociais de Petrolina, FACAPE.</text:span></text:p>
        <text:p text:style-name="P20">Fevereiro 2015 – Junho 2016</text:p>
      </text:section>
      <text:list xml:id="list234803173576332" text:continue-numbering="true" text:style-name="L1">
        <text:list-item>
          <text:p text:style-name="P15">Recolhimento e identificação de computadores doados</text:p>
        </text:list-item>
        <text:list-item>
          <text:p text:style-name="P15">Manutenção de computadores</text:p>
        </text:list-item>
        <text:list-item>
          <text:p text:style-name="P17">Separar e preparar computadores para doação</text:p>
        </text:list-item>
        <text:list-item>
          <text:p text:style-name="P17">Limpeza de computadores</text:p>
        </text:list-item>
        <text:list-item>
          <text:p text:style-name="P17">Instalação de sistemas operacionais e softwares livres</text:p>
        </text:list-item>
      </text:list>
      <text:p text:style-name="P22">Projeto de extensão Lixo Eletrônico (Informal)<text:span text:style-name="T2"><text:line-break/></text:span><text:span text:style-name="T1">Faculdade de Ciências Aplicadas e Sociais de Petrolina, FACAPE.</text:span></text:p>
      <text:p text:style-name="P21"><text:soft-page-break/>Fevereiro 2015 – Junho 2016</text:p>
      <text:list xml:id="list234803311999107" text:continue-numbering="true" text:style-name="L1">
        <text:list-item>
          <text:p text:style-name="P16">Recolhimento e identificação de computadores doados</text:p>
        </text:list-item>
        <text:list-item>
          <text:p text:style-name="P16">Manutenção de computadores</text:p>
        </text:list-item>
        <text:list-item>
          <text:p text:style-name="P17">Separar e preparar computadores para doação</text:p>
        </text:list-item>
        <text:list-item>
          <text:p text:style-name="P17">Limpeza de computadores</text:p>
        </text:list-item>
        <text:list-item>
          <text:p text:style-name="P17">Instalação de sistemas operacionais e softwares livres</text:p>
        </text:list-item>
      </text:list>
      <text:h text:style-name="P11" text:outline-level="3">Skills</text:h>
      <text:section text:style-name="Sect2" text:name="Section3">
        <text:list xml:id="list4024932043" text:style-name="L2">
          <text:list-item>
            <text:p text:style-name="P18"/>
          </text:list-item>
          <text:list-item>
            <text:p text:style-name="P18"/>
          </text:list-item>
          <text:list-item>
            <text:p text:style-name="P19"/>
          </text:list-item>
          <text:list-item>
            <text:p text:style-name="P18"/>
          </text:list-item>
          <text:list-item>
            <text:p text:style-name="P18"/>
          </text:list-item>
          <text:list-item>
            <text:p text:style-name="P18"/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1pt" fo:language="none" fo:country="none" style:letter-kerning="true" style:font-name-asian="Segoe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 style:rel-width="3456*" fo:start-indent="0cm" fo:end-indent="0cm"/>
          <style:column style:rel-width="6516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18:59:27.183000000</meta:creation-date>
    <meta:editing-duration>PT23M26S</meta:editing-duration>
    <meta:editing-cycles>4</meta:editing-cycles>
    <meta:generator>LibreOffice/7.0.4.2$Windows_X86_64 LibreOffice_project/dcf040e67528d9187c66b2379df5ea4407429775</meta:generator>
    <dc:title>Resume</dc:title>
    <dc:date>2021-01-12T23:48:02.043000000</dc:date>
    <meta:document-statistic meta:table-count="0" meta:image-count="0" meta:object-count="0" meta:page-count="2" meta:paragraph-count="35" meta:word-count="179" meta:character-count="1264" meta:non-whitespace-character-count="1126"/>
  </office:meta>
</office:document-meta>
</file>